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8854in"/>
    </style:style>
    <style:style style:name="co3" style:family="table-column">
      <style:table-column-properties fo:break-before="auto" style:column-width="2.1146in"/>
    </style:style>
    <style:style style:name="co4" style:family="table-column">
      <style:table-column-properties fo:break-before="auto" style:column-width="3.6146in"/>
    </style:style>
    <style:style style:name="co5" style:family="table-column">
      <style:table-column-properties fo:break-before="auto" style:column-width="2.25in"/>
    </style:style>
    <style:style style:name="co6" style:family="table-column">
      <style:table-column-properties fo:break-before="auto" style:column-width="3.4165in"/>
    </style:style>
    <style:style style:name="co7" style:family="table-column">
      <style:table-column-properties fo:break-before="auto" style:column-width="2.8335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2.72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" table:number-columns-repeated="242" table:default-cell-style-name="Default"/>
        <table:table-row table:style-name="ro1">
          <table:table-cell table:style-name="ce1" office:value-type="string">
            <text:p>PIN</text:p>
          </table:table-cell>
          <table:table-cell office:value-type="string">
            <text:p>Top</text:p>
          </table:table-cell>
          <table:table-cell office:value-type="string">
            <text:p>Bottom 1</text:p>
          </table:table-cell>
          <table:table-cell office:value-type="string">
            <text:p>Bottom 2</text:p>
          </table:table-cell>
          <table:table-cell table:style-name="Default"/>
          <table:table-cell table:style-name="ce1" office:value-type="string">
            <text:p>15pin umbilical cord</text:p>
          </table:table-cell>
          <table:table-cell office:value-type="string">
            <text:p>ACS</text:p>
          </table:table-cell>
          <table:table-cell table:style-name="ce1" office:value-type="string">
            <text:p>Antenna Deploayment</text:p>
          </table:table-cell>
          <table:table-cell table:style-name="ce1" office:value-type="string">
            <text:p>Payload Power Board</text:p>
          </table:table-cell>
          <table:table-cell office:value-type="string">
            <text:p>Solarpanelpins</text:p>
          </table:table-cell>
          <table:table-cell office:value-type="string">
            <text:p>Solar Panel 1</text:p>
          </table:table-cell>
          <table:table-cell office:value-type="string">
            <text:p>Solar Panel 2</text:p>
          </table:table-cell>
          <table:table-cell table:style-name="ce1" office:value-type="string">
            <text:p>Solar Panel 3</text:p>
          </table:table-cell>
          <table:table-cell table:style-name="ce1" office:value-type="string">
            <text:p>Solar Panel 4</text:p>
          </table:table-cell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ch_Deploy_Switch_0</text:p>
          </table:table-cell>
          <table:table-cell office:value-type="string">
            <text:p>SOLAR_PANEL_1</text:p>
          </table:table-cell>
          <table:table-cell office:value-type="string">
            <text:p>TOP_TEMP_SOLAR_PANEL_1</text:p>
          </table:table-cell>
          <table:table-cell office:value-type="float" office:value="1">
            <text:p>1</text:p>
          </table:table-cell>
          <table:table-cell office:value-type="string">
            <text:p>External_Power_0</text:p>
          </table:table-cell>
          <table:table-cell table:style-name="ce5" office:value-type="string">
            <text:p>1-GND</text:p>
          </table:table-cell>
          <table:table-cell table:style-name="ce4" office:value-type="string">
            <text:p>ANTENNA_DEPLOYMENT_+V</text:p>
          </table:table-cell>
          <table:table-cell table:style-name="ce4" office:value-type="string">
            <text:p>POW_9V</text:p>
          </table:table-cell>
          <table:table-cell office:value-type="float" office:value="1">
            <text:p>1</text:p>
          </table:table-cell>
          <table:table-cell table:style-name="ce5" office:value-type="string">
            <text:p>TOP_TEMP_SOLAR_PANEL_1</text:p>
          </table:table-cell>
          <table:table-cell table:style-name="ce5" office:value-type="string">
            <text:p>TOP_TEMP_SOLAR_PANEL_2</text:p>
          </table:table-cell>
          <table:table-cell table:style-name="ce5" office:value-type="string">
            <text:p>TOP_TEMP_SOLAR_PANEL_3</text:p>
          </table:table-cell>
          <table:table-cell table:style-name="ce5" office:value-type="string">
            <text:p>TOP_TEMP_SOLAR_PANEL_4</text:p>
          </table:table-cell>
          <table:table-cell table:number-columns-repeated="24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ch_Deploy_Switch_1</text:p>
          </table:table-cell>
          <table:table-cell office:value-type="string">
            <text:p>SOLAR_PANEL_2</text:p>
          </table:table-cell>
          <table:table-cell office:value-type="string">
            <text:p>TOP_TEMP_SOLAR_PANEL_2</text:p>
          </table:table-cell>
          <table:table-cell office:value-type="float" office:value="2">
            <text:p>2</text:p>
          </table:table-cell>
          <table:table-cell office:value-type="string">
            <text:p>External_Power_1</text:p>
          </table:table-cell>
          <table:table-cell table:style-name="ce5" office:value-type="string">
            <text:p>2-VCC</text:p>
          </table:table-cell>
          <table:table-cell table:style-name="ce4" office:value-type="string">
            <text:p>ANTENNA_DEPLOYMENT_GND</text:p>
          </table:table-cell>
          <table:table-cell table:style-name="ce4" office:value-type="string">
            <text:p>GND</text:p>
          </table:table-cell>
          <table:table-cell office:value-type="float" office:value="2">
            <text:p>2</text:p>
          </table:table-cell>
          <table:table-cell table:style-name="ce5" office:value-type="string">
            <text:p>TOP_TEMP_SOLAR_PANEL_1_GND</text:p>
          </table:table-cell>
          <table:table-cell table:style-name="ce5" office:value-type="string">
            <text:p>TOP_TEMP_SOLAR_PANEL_2_GND</text:p>
          </table:table-cell>
          <table:table-cell table:style-name="ce5" office:value-type="string">
            <text:p>TOP_TEMP_SOLAR_PANEL_3_GND</text:p>
          </table:table-cell>
          <table:table-cell table:style-name="ce5" office:value-type="string">
            <text:p>TOP_TEMP_SOLAR_PANEL_4_GND</text:p>
          </table:table-cell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SOLAR_PANEL_3</text:p>
          </table:table-cell>
          <table:table-cell office:value-type="string">
            <text:p>TOP_TEMP_SOLAR_PANEL_3</text:p>
          </table:table-cell>
          <table:table-cell office:value-type="float" office:value="3">
            <text:p>3</text:p>
          </table:table-cell>
          <table:table-cell office:value-type="string">
            <text:p>PA3_JTAG_TDI</text:p>
          </table:table-cell>
          <table:table-cell table:style-name="ce5" office:value-type="string">
            <text:p>3-SDA</text:p>
          </table:table-cell>
          <table:table-cell/>
          <table:table-cell table:style-name="ce4" office:value-type="string">
            <text:p>Q6_AIN_0</text:p>
          </table:table-cell>
          <table:table-cell office:value-type="float" office:value="3">
            <text:p>3</text:p>
          </table:table-cell>
          <table:table-cell table:style-name="ce4" office:value-type="string">
            <text:p>SOLAR_PANEL_1_GND</text:p>
          </table:table-cell>
          <table:table-cell table:style-name="ce4" office:value-type="string">
            <text:p>SOLAR_PANEL_2_GND</text:p>
          </table:table-cell>
          <table:table-cell table:style-name="ce4" office:value-type="string">
            <text:p>SOLAR_PANEL_3_GND</text:p>
          </table:table-cell>
          <table:table-cell table:style-name="ce4" office:value-type="string">
            <text:p>SOLAR_PANEL_4_GND</text:p>
          </table:table-cell>
          <table:table-cell table:number-columns-repeated="24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xternal_Power_0</text:p>
          </table:table-cell>
          <table:table-cell office:value-type="string">
            <text:p>SOLAR_PANEL_4</text:p>
          </table:table-cell>
          <table:table-cell office:value-type="string">
            <text:p>TOP_TEMP_SOLAR_PANEL_4</text:p>
          </table:table-cell>
          <table:table-cell office:value-type="float" office:value="4">
            <text:p>4</text:p>
          </table:table-cell>
          <table:table-cell office:value-type="string">
            <text:p>PA3_JTAG_TMS</text:p>
          </table:table-cell>
          <table:table-cell table:style-name="ce5" office:value-type="string">
            <text:p>4-SCL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5" office:value-type="string">
            <text:p>BOTTOM_TEMP_SOLAR_PANEL_1</text:p>
          </table:table-cell>
          <table:table-cell table:style-name="ce5" office:value-type="string">
            <text:p>BOTTOM_TEMP_SOLAR_PANEL_2</text:p>
          </table:table-cell>
          <table:table-cell table:style-name="ce5" office:value-type="string">
            <text:p>BOTTOM_TEMP_SOLAR_PANEL_3</text:p>
          </table:table-cell>
          <table:table-cell table:style-name="ce5" office:value-type="string">
            <text:p>BOTTOM_TEMP_SOLAR_PANEL_4</text:p>
          </table:table-cell>
          <table:table-cell table:number-columns-repeated="24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xternal_Power_1</text:p>
          </table:table-cell>
          <table:table-cell office:value-type="string">
            <text:p>SOLAR_PANEL_1_GND</text:p>
          </table:table-cell>
          <table:table-cell office:value-type="string">
            <text:p>BOTTOM_TEMP_SOLAR_PANEL_1</text:p>
          </table:table-cell>
          <table:table-cell office:value-type="float" office:value="5">
            <text:p>5</text:p>
          </table:table-cell>
          <table:table-cell office:value-type="string">
            <text:p>PA3_JTAG_TCK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4" office:value-type="string">
            <text:p>SOLAR_PANEL_1</text:p>
          </table:table-cell>
          <table:table-cell table:style-name="ce4" office:value-type="string">
            <text:p>SOLAR_PANEL_2</text:p>
          </table:table-cell>
          <table:table-cell table:style-name="ce4" office:value-type="string">
            <text:p>SOLAR_PANEL_3</text:p>
          </table:table-cell>
          <table:table-cell table:style-name="ce4" office:value-type="string">
            <text:p>SOLAR_PANEL_4</text:p>
          </table:table-cell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SOLAR_PANEL_2_GND</text:p>
          </table:table-cell>
          <table:table-cell office:value-type="string">
            <text:p>BOTTOM_TEMP_SOLAR_PANEL_2</text:p>
          </table:table-cell>
          <table:table-cell office:value-type="float" office:value="6">
            <text:p>6</text:p>
          </table:table-cell>
          <table:table-cell office:value-type="string">
            <text:p>PA3_JTAG_TDO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5" office:value-type="string">
            <text:p>BOTTOM_TEMP_SOLAR_PANEL_1_GND</text:p>
          </table:table-cell>
          <table:table-cell table:style-name="ce5" office:value-type="string">
            <text:p>BOTTOM_TEMP_SOLAR_PANEL_2_GND</text:p>
          </table:table-cell>
          <table:table-cell table:style-name="ce5" office:value-type="string">
            <text:p>BOTTOM_TEMP_SOLAR_PANEL_3_GND</text:p>
          </table:table-cell>
          <table:table-cell table:style-name="ce5" office:value-type="string">
            <text:p>BOTTOM_TEMP_SOLAR_PANEL_4_GND</text:p>
          </table:table-cell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SOLAR_PANEL_3_GND</text:p>
          </table:table-cell>
          <table:table-cell office:value-type="string">
            <text:p>BOTTOM_TEMP_SOLAR_PANEL_3</text:p>
          </table:table-cell>
          <table:table-cell office:value-type="float" office:value="7">
            <text:p>7</text:p>
          </table:table-cell>
          <table:table-cell office:value-type="string">
            <text:p>PA3_JTAG_TRST_N</text:p>
          </table:table-cell>
          <table:table-cell table:number-columns-repeated="3"/>
          <table:table-cell table:style-name="Default"/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Q6_PC_RS232</text:p>
          </table:table-cell>
          <table:table-cell office:value-type="string">
            <text:p>SOLAR_PANEL_4_GND</text:p>
          </table:table-cell>
          <table:table-cell office:value-type="string">
            <text:p>BOTTOM_TEMP_SOLAR_PANEL_4</text:p>
          </table:table-cell>
          <table:table-cell office:value-type="float" office:value="8">
            <text:p>8</text:p>
          </table:table-cell>
          <table:table-cell office:value-type="string">
            <text:p>S6_JTAG_TDI</text:p>
          </table:table-cell>
          <table:table-cell table:number-columns-repeated="3"/>
          <table:table-cell table:style-name="Default"/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C_Q6_RS23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6_JTAG_TMS</text:p>
          </table:table-cell>
          <table:table-cell/>
          <table:table-cell table:style-name="ce1" table:number-columns-repeated="2"/>
          <table:table-cell table:number-columns-repeated="247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office:value-type="string">
            <text:p>GND</text:p>
          </table:table-cell>
          <table:table-cell office:value-type="float" office:value="10">
            <text:p>10</text:p>
          </table:table-cell>
          <table:table-cell office:value-type="string">
            <text:p>S6_JTAG_TCK</text:p>
          </table:table-cell>
          <table:table-cell/>
          <table:table-cell table:style-name="ce1" table:number-columns-repeated="2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POW_9V</text:p>
          </table:table-cell>
          <table:table-cell office:value-type="string">
            <text:p>SDA</text:p>
          </table:table-cell>
          <table:table-cell office:value-type="float" office:value="11">
            <text:p>11</text:p>
          </table:table-cell>
          <table:table-cell office:value-type="string">
            <text:p>S6_JTAG_TDO</text:p>
          </table:table-cell>
          <table:table-cell/>
          <table:table-cell table:style-name="ce1" table:number-columns-repeated="2"/>
          <table:table-cell table:number-columns-repeated="247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GND</text:p>
          </table:table-cell>
          <table:table-cell office:value-type="string">
            <text:p>SCL</text:p>
          </table:table-cell>
          <table:table-cell office:value-type="float" office:value="12">
            <text:p>12</text:p>
          </table:table-cell>
          <table:table-cell office:value-type="string">
            <text:p>Q6_PC_RS232</text:p>
          </table:table-cell>
          <table:table-cell/>
          <table:table-cell table:style-name="ce1" table:number-columns-repeated="2"/>
          <table:table-cell table:number-columns-repeated="247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string">
            <text:p>Q6_AIN_0</text:p>
          </table:table-cell>
          <table:table-cell office:value-type="string">
            <text:p>3V3</text:p>
          </table:table-cell>
          <table:table-cell office:value-type="float" office:value="13">
            <text:p>13</text:p>
          </table:table-cell>
          <table:table-cell office:value-type="string">
            <text:p>PC_Q6_RS232</text:p>
          </table:table-cell>
          <table:table-cell/>
          <table:table-cell table:style-name="ce1" table:number-columns-repeated="2"/>
          <table:table-cell table:number-columns-repeated="24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A3_JTAG_TDI</text:p>
          </table:table-cell>
          <table:table-cell/>
          <table:table-cell office:value-type="string">
            <text:p>TOP_TEMP_SOLAR_PANEL_1_GND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ce1" table:number-columns-repeated="2"/>
          <table:table-cell table:number-columns-repeated="24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A3_JTAG_TMS</text:p>
          </table:table-cell>
          <table:table-cell/>
          <table:table-cell office:value-type="string">
            <text:p>TOP_TEMP_SOLAR_PANEL_2_GND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ce1" table:number-columns-repeated="2"/>
          <table:table-cell table:number-columns-repeated="24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A3_JTAG_TCK</text:p>
          </table:table-cell>
          <table:table-cell office:value-type="string">
            <text:p>ANTENNA_DEPLOYMENT_+V</text:p>
          </table:table-cell>
          <table:table-cell office:value-type="string">
            <text:p>TOP_TEMP_SOLAR_PANEL_3_GND</text:p>
          </table:table-cell>
          <table:table-cell table:style-name="Default" table:number-columns-repeated="2"/>
          <table:table-cell/>
          <table:table-cell table:style-name="ce1" table:number-columns-repeated="2"/>
          <table:table-cell table:number-columns-repeated="24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3_JTAG_TDO</text:p>
          </table:table-cell>
          <table:table-cell office:value-type="string">
            <text:p>ANTENNA_DEPLOYMENT_GND</text:p>
          </table:table-cell>
          <table:table-cell office:value-type="string">
            <text:p>TOP_TEMP_SOLAR_PANEL_4_GND</text:p>
          </table:table-cell>
          <table:table-cell table:style-name="Default" table:number-columns-repeated="2"/>
          <table:table-cell/>
          <table:table-cell table:style-name="ce1" table:number-columns-repeated="2"/>
          <table:table-cell table:number-columns-repeated="24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A3_JTAG_TRST_N</text:p>
          </table:table-cell>
          <table:table-cell/>
          <table:table-cell office:value-type="string">
            <text:p>BOTTOM_TEMP_SOLAR_PANEL_1_GND</text:p>
          </table:table-cell>
          <table:table-cell table:style-name="Default" table:number-columns-repeated="2"/>
          <table:table-cell/>
          <table:table-cell table:style-name="ce1" table:number-columns-repeated="2"/>
          <table:table-cell table:number-columns-repeated="247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office:value-type="string">
            <text:p>BOTTOM_TEMP_SOLAR_PANEL_2_GND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6_JTAG_TDI</text:p>
          </table:table-cell>
          <table:table-cell/>
          <table:table-cell office:value-type="string">
            <text:p>BOTTOM_TEMP_SOLAR_PANEL_3_GND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6_JTAG_TMS</text:p>
          </table:table-cell>
          <table:table-cell/>
          <table:table-cell office:value-type="string">
            <text:p>BOTTOM_TEMP_SOLAR_PANEL_4_GND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6_JTAG_TCK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6_JTAG_TDO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JTAG_3V3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JTAG_GND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4"/>
        </table:table-row>
      </table:table>
      <table:named-expressions>
        <table:named-range table:name="o5qetmfdyw1t" table:base-cell-address="$Sheet1.$A$1" table:cell-range-address="Sheet1.$C$2"/>
        <table:named-range table:name="gq73smg3s9kc" table:base-cell-address="$Sheet1.$A$1" table:cell-range-address="Sheet1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1/28/2015</text:date>, <text:time>17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1-28T17:10:56.51</dc:date>
    <meta:editing-duration>PT2H36M19S</meta:editing-duration>
    <meta:editing-cycles>4</meta:editing-cycles>
    <meta:generator>OpenOffice.org/3.3$Win32 OpenOffice.org_project/330m20$Build-9567</meta:generator>
    <meta:document-statistic meta:table-count="1" meta:cell-count="155" meta:object-count="0"/>
  </office:meta>
</office:document-meta>
</file>